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</office:automatic-styles>
  <office:body>
    <office:text>
      <text:h text:style-name="Heading_20_1" text:outline-level="1"><text:bookmark-start text:name="vagrant"/>Vagrant<text:bookmark-end text:name="vagrant"/></text:h>
      <text:h text:style-name="Heading_20_2" text:outline-level="2"><text:bookmark-start text:name="configuration"/>Configuration<text:bookmark-end text:name="configuration"/></text:h>
      <text:p text:style-name="First_20_paragraph"><text:span text:style-name="Source_Text">vagrant init [options] [name [url]]</text:span>:</text:p>
      <text:list text:style-name="L1">
        <text:list-item>
          <text:p text:style-name="P1"><text:span text:style-name="Source_Text">--box-version VERSION</text:span>:</text:p>
        </text:list-item>
        <text:list-item>
          <text:p text:style-name="P1"><text:span text:style-name="Source_Text">--output FILE</text:span>:</text:p>
        </text:list-item>
        <text:list-item>
          <text:p text:style-name="P1"><text:span text:style-name="Source_Text">-f</text:span>:</text:p>
        </text:list-item>
        <text:list-item>
          <text:p text:style-name="P1"><text:span text:style-name="Source_Text">-h</text:span>:</text:p>
        </text:list-item>
        <text:list-item>
          <text:p text:style-name="P1"><text:span text:style-name="Source_Text">-m</text:span>:</text:p>
        </text:list-item>
      </text:list>
      <text:p text:style-name="First_20_paragraph"><text:span text:style-name="Source_Text">vagrant provision [vm-name]</text:span>:</text:p>
      <text:list text:style-name="L2">
        <text:list-item>
          <text:p text:style-name="P2"><text:span text:style-name="Source_Text">-h</text:span>:</text:p>
        </text:list-item>
      </text:list>
      <text:p text:style-name="First_20_paragraph"><text:span text:style-name="Source_Text">vagrant validate [options]</text:span>:</text:p>
      <text:list text:style-name="L3">
        <text:list-item>
          <text:p text:style-name="P3"><text:span text:style-name="Source_Text">-h</text:span>:</text:p>
        </text:list-item>
      </text:list>
      <text:h text:style-name="Heading_20_2" text:outline-level="2"><text:bookmark-start text:name="vm-manipulation"/>VM manipulation<text:bookmark-end text:name="vm-manipulation"/></text:h>
      <text:p text:style-name="First_20_paragraph"><text:span text:style-name="Source_Text">vagrant up [options] [name|id]</text:span>:</text:p>
      <text:list text:style-name="L4">
        <text:list-item>
          <text:p text:style-name="P4"><text:span text:style-name="Source_Text">--[no-]provision</text:span>:</text:p>
        </text:list-item>
        <text:list-item>
          <text:p text:style-name="P4"><text:span text:style-name="Source_Text">-h</text:span>:</text:p>
        </text:list-item>
      </text:list>
      <text:p text:style-name="First_20_paragraph"><text:span text:style-name="Source_Text">vagrant halt [options] [name|id]</text:span>:</text:p>
      <text:list text:style-name="L5">
        <text:list-item>
          <text:p text:style-name="P5"><text:span text:style-name="Source_Text">-f</text:span>:</text:p>
        </text:list-item>
        <text:list-item>
          <text:p text:style-name="P5"><text:span text:style-name="Source_Text">-h</text:span>:</text:p>
        </text:list-item>
      </text:list>
      <text:p text:style-name="First_20_paragraph"><text:span text:style-name="Source_Text">vagrant suspend [options] [name|id]</text:span>:</text:p>
      <text:list text:style-name="L6">
        <text:list-item>
          <text:p text:style-name="P6"><text:span text:style-name="Source_Text">-a</text:span>:</text:p>
        </text:list-item>
        <text:list-item>
          <text:p text:style-name="P6"><text:span text:style-name="Source_Text">-h</text:span>:</text:p>
        </text:list-item>
      </text:list>
      <text:p text:style-name="First_20_paragraph"><text:span text:style-name="Source_Text">vagrant resume [vm-name]</text:span></text:p>
      <text:list text:style-name="L7">
        <text:list-item>
          <text:p text:style-name="P7"><text:span text:style-name="Source_Text">--[no-]provision</text:span>:</text:p>
        </text:list-item>
        <text:list-item>
          <text:p text:style-name="P7"><text:span text:style-name="Source_Text">-h</text:span>:</text:p>
        </text:list-item>
      </text:list>
      <text:p text:style-name="First_20_paragraph"><text:span text:style-name="Source_Text">vagrant destroy [options] [name|id]</text:span></text:p>
      <text:list text:style-name="L8">
        <text:list-item>
          <text:p text:style-name="P8"><text:span text:style-name="Source_Text">-f</text:span>:</text:p>
        </text:list-item>
        <text:list-item>
          <text:p text:style-name="P8"><text:span text:style-name="Source_Text">-g</text:span>:</text:p>
        </text:list-item>
        <text:list-item>
          <text:p text:style-name="P8"><text:span text:style-name="Source_Text">-h</text:span>:</text:p>
        </text:list-item>
      </text:list>
      <text:h text:style-name="Heading_20_2" text:outline-level="2"><text:bookmark-start text:name="get-informations"/>Get informations<text:bookmark-end text:name="get-informations"/></text:h>
      <text:p text:style-name="First_20_paragraph"><text:span text:style-name="Source_Text">vagrant status [name|id]</text:span>:</text:p>
      <text:list text:style-name="L9">
        <text:list-item>
          <text:p text:style-name="P9"><text:span text:style-name="Source_Text">-h</text:span>:</text:p>
        </text:list-item>
      </text:list>
      <text:h text:style-name="Heading_20_2" text:outline-level="2"><text:bookmark-start text:name="connection"/>Connection<text:bookmark-end text:name="connection"/></text:h>
      <text:p text:style-name="First_20_paragraph"><text:span text:style-name="Source_Text">vagrant ssh [options] [name|id] [-- extra ssh args]</text:span></text:p>
      <text:list text:style-name="L10">
        <text:list-item>
          <text:p text:style-name="P10"><text:span text:style-name="Source_Text">-c</text:span>:</text:p>
        </text:list-item>
        <text:list-item>
          <text:p text:style-name="P10"><text:span text:style-name="Source_Text">-h</text:span>:</text:p>
        </text:list-item>
        <text:list-item>
          <text:p text:style-name="P10"><text:span text:style-name="Source_Text">-p</text:span>:</text:p>
        </text:list-item>
      </text:list>
      <text:h text:style-name="Heading_20_2" text:outline-level="2"><text:bookmark-start text:name="boxes-management"/>Boxes management<text:bookmark-end text:name="boxes-management"/></text:h>
      <text:p text:style-name="First_20_paragraph"><text:span text:style-name="Source_Text">vagrant box add [options] &lt;name, url, or path&gt;</text:span>:</text:p>
      <text:list text:style-name="L11">
        <text:list-item>
          <text:p text:style-name="P11"><text:span text:style-name="Source_Text">--box-version VERSION</text:span>:</text:p>
        </text:list-item>
        <text:list-item>
          <text:p text:style-name="P11"><text:span text:style-name="Source_Text">-a</text:span>:</text:p>
        </text:list-item>
        <text:list-item>
          <text:p text:style-name="P11"><text:span text:style-name="Source_Text">-c</text:span>:</text:p>
        </text:list-item>
        <text:list-item>
          <text:p text:style-name="P11"><text:span text:style-name="Source_Text">-f</text:span>:</text:p>
        </text:list-item>
        <text:list-item>
          <text:p text:style-name="P11"><text:span text:style-name="Source_Text">-h</text:span>:</text:p>
        </text:list-item>
      </text:list>
      <text:p text:style-name="First_20_paragraph"><text:span text:style-name="Source_Text">vagrant box list [options]</text:span>:</text:p>
      <text:list text:style-name="L12">
        <text:list-item>
          <text:p text:style-name="P12"><text:span text:style-name="Source_Text">-h</text:span>:</text:p>
        </text:list-item>
        <text:list-item>
          <text:p text:style-name="P12"><text:span text:style-name="Source_Text">-i</text:span>:</text:p>
        </text:list-item>
      </text:list>
      <text:p text:style-name="First_20_paragraph"><text:span text:style-name="Source_Text">vagrant box remove &lt;name&gt;</text:span>:</text:p>
      <text:list text:style-name="L13">
        <text:list-item>
          <text:p text:style-name="P13"><text:span text:style-name="Source_Text">--box-version VERSION</text:span>:</text:p>
        </text:list-item>
        <text:list-item>
          <text:p text:style-name="P13"><text:span text:style-name="Source_Text">-a</text:span>:</text:p>
        </text:list-item>
        <text:list-item>
          <text:p text:style-name="P13"><text:span text:style-name="Source_Text">-f</text:span>:</text:p>
        </text:list-item>
        <text:list-item>
          <text:p text:style-name="P13"><text:span text:style-name="Source_Text">-h</text:span>:</text:p>
        </text:list-item>
      </text:list>
      <text:h text:style-name="Heading_20_1" text:outline-level="1"><text:bookmark-start text:name="vagrantfile"/>VagrantFile<text:bookmark-end text:name="vagrantfile"/></text:h>
      <text:p text:style-name="Preformatted_20_Text">
<text:span text:style-name="DataTypeTok">Vagrant</text:span><text:span text:style-name="AttributeTok">.configure</text:span><text:span text:style-name="NormalTok">(</text:span><text:span text:style-name="StringTok">"2"</text:span><text:span text:style-name="NormalTok">) </text:span><text:span text:style-name="ControlFlowTok">do</text:span><text:span text:style-name="NormalTok"><text:s text:c="1"/></text:span><text:span text:style-name="KeywordTok">|</text:span><text:span text:style-name="NormalTok">config</text:span><text:span text:style-name="KeywordTok">|</text:span><text:span text:style-name="NormalTok"><text:s text:c="10"/></text:span><text:span text:style-name="CommentTok"># =&gt;</text:span>
</text:p>
      <text:p text:style-name="Preformatted_20_Text">
<text:span text:style-name="NormalTok"><text:s text:c="2"/>config</text:span><text:span text:style-name="AttributeTok">.vm.provider</text:span><text:span text:style-name="NormalTok"><text:s text:c="1"/></text:span><text:span text:style-name="StringTok">"virtualbox"</text:span><text:span text:style-name="NormalTok"><text:s text:c="1"/></text:span><text:span text:style-name="ControlFlowTok">do</text:span><text:span text:style-name="NormalTok"><text:s text:c="1"/></text:span><text:span text:style-name="KeywordTok">|</text:span><text:span text:style-name="NormalTok">vb</text:span><text:span text:style-name="KeywordTok">|</text:span><text:span text:style-name="NormalTok"><text:s text:c="3"/></text:span><text:span text:style-name="CommentTok"># =&gt;</text:span>
</text:p>
      <text:p text:style-name="Preformatted_20_Text">
<text:span text:style-name="NormalTok"><text:s text:c="4"/>vb</text:span><text:span text:style-name="AttributeTok">.cpu</text:span><text:span text:style-name="NormalTok"><text:s text:c="1"/></text:span><text:span text:style-name="KeywordTok">=</text:span><text:span text:style-name="NormalTok"><text:s text:c="1"/></text:span><text:span text:style-name="KeywordTok">&lt;</text:span><text:span text:style-name="NormalTok">int</text:span><text:span text:style-name="KeywordTok">&gt;</text:span><text:span text:style-name="NormalTok"><text:s text:c="26"/></text:span><text:span text:style-name="CommentTok"># =&gt;</text:span>
</text:p>
      <text:p text:style-name="Preformatted_20_Text">
<text:span text:style-name="NormalTok"><text:s text:c="4"/>vb</text:span><text:span text:style-name="AttributeTok">.gui</text:span><text:span text:style-name="NormalTok"><text:s text:c="1"/></text:span><text:span text:style-name="KeywordTok">=</text:span><text:span text:style-name="NormalTok"><text:s text:c="1"/></text:span><text:span text:style-name="KeywordTok">&lt;</text:span><text:span text:style-name="NormalTok">boolean</text:span><text:span text:style-name="KeywordTok">&gt;</text:span><text:span text:style-name="NormalTok"><text:s text:c="22"/></text:span><text:span text:style-name="CommentTok"># =&gt;</text:span>
</text:p>
      <text:p text:style-name="Preformatted_20_Text">
<text:span text:style-name="NormalTok"><text:s text:c="4"/>vb</text:span><text:span text:style-name="AttributeTok">.memory</text:span><text:span text:style-name="NormalTok"><text:s text:c="1"/></text:span><text:span text:style-name="KeywordTok">=</text:span><text:span text:style-name="NormalTok"><text:s text:c="1"/></text:span><text:span text:style-name="KeywordTok">&lt;</text:span><text:span text:style-name="NormalTok">int</text:span><text:span text:style-name="KeywordTok">&gt;</text:span><text:span text:style-name="NormalTok"><text:s text:c="23"/></text:span><text:span text:style-name="CommentTok"># =&gt;</text:span>
</text:p>
      <text:p text:style-name="Preformatted_20_Text">
<text:span text:style-name="NormalTok"><text:s text:c="4"/>vb</text:span><text:span text:style-name="AttributeTok">.name</text:span><text:span text:style-name="NormalTok"><text:s text:c="1"/></text:span><text:span text:style-name="KeywordTok">=</text:span><text:span text:style-name="NormalTok"><text:s text:c="1"/></text:span><text:span text:style-name="KeywordTok">&lt;</text:span><text:span text:style-name="NormalTok">string</text:span><text:span text:style-name="KeywordTok">&gt;</text:span><text:span text:style-name="NormalTok"><text:s text:c="22"/></text:span><text:span text:style-name="CommentTok"># =&gt;</text:span>
</text:p>
      <text:p text:style-name="Preformatted_20_Text">
<text:span text:style-name="NormalTok"><text:s text:c="2"/></text:span><text:span text:style-name="ControlFlowTok">end</text:span>
</text:p>
      <text:p text:style-name="Preformatted_20_Text">
<text:span text:style-name="NormalTok"><text:s text:c="2"/></text:span>
</text:p>
      <text:p text:style-name="Preformatted_20_Text">
<text:span text:style-name="NormalTok"><text:s text:c="2"/>config</text:span><text:span text:style-name="AttributeTok">.vm.hostname</text:span><text:span text:style-name="NormalTok"><text:s text:c="1"/></text:span><text:span text:style-name="KeywordTok">=</text:span><text:span text:style-name="NormalTok"><text:s text:c="1"/></text:span><text:span text:style-name="KeywordTok">&lt;</text:span><text:span text:style-name="NormalTok">val</text:span><text:span text:style-name="KeywordTok">&gt;</text:span><text:span text:style-name="NormalTok"><text:s text:c="16"/></text:span><text:span text:style-name="CommentTok"># =&gt;</text:span>
</text:p>
      <text:p text:style-name="Preformatted_20_Text">
<text:span text:style-name="NormalTok"><text:s text:c="2"/></text:span>
</text:p>
      <text:p text:style-name="Preformatted_20_Text">
<text:span text:style-name="NormalTok"><text:s text:c="2"/>config</text:span><text:span text:style-name="AttributeTok">.vm.network</text:span><text:span text:style-name="NormalTok"><text:s text:c="1"/></text:span><text:span text:style-name="StringTok">"forwarded_port"</text:span><text:span text:style-name="NormalTok">, guest:</text:span><text:span text:style-name="KeywordTok">&lt;</text:span><text:span text:style-name="NormalTok">int</text:span><text:span text:style-name="KeywordTok">&gt;</text:span><text:span text:style-name="NormalTok">, host:</text:span><text:span text:style-name="KeywordTok">&lt;</text:span><text:span text:style-name="NormalTok">int</text:span><text:span text:style-name="KeywordTok">&gt;</text:span>
</text:p>
      <text:p text:style-name="Preformatted_20_Text">
<text:span text:style-name="NormalTok"><text:s text:c="2"/></text:span><text:span text:style-name="CommentTok"># └&gt; </text:span>
</text:p>
      <text:p text:style-name="Preformatted_20_Text">
<text:span text:style-name="NormalTok"><text:s text:c="2"/></text:span>
</text:p>
      <text:p text:style-name="Preformatted_20_Text">
<text:span text:style-name="NormalTok"><text:s text:c="2"/>config</text:span><text:span text:style-name="AttributeTok">.vm.network</text:span><text:span text:style-name="NormalTok"><text:s text:c="1"/></text:span><text:span text:style-name="StringTok">"private_network"</text:span><text:span text:style-name="NormalTok"><text:s text:c="7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type: </text:span><text:span text:style-name="KeywordTok">&lt;</text:span><text:span text:style-name="NormalTok">val</text:span><text:span text:style-name="KeywordTok">&gt;]</text:span><text:span text:style-name="NormalTok"><text:s text:c="25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name: </text:span><text:span text:style-name="KeywordTok">&lt;</text:span><text:span text:style-name="NormalTok">val</text:span><text:span text:style-name="KeywordTok">&gt;]</text:span><text:span text:style-name="NormalTok"><text:s text:c="25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ip: </text:span><text:span text:style-name="KeywordTok">&lt;</text:span><text:span text:style-name="NormalTok">val</text:span><text:span text:style-name="KeywordTok">&gt;]</text:span><text:span text:style-name="NormalTok"><text:s text:c="27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netmask: </text:span><text:span text:style-name="KeywordTok">&lt;</text:span><text:span text:style-name="NormalTok">val</text:span><text:span text:style-name="KeywordTok">&gt;]</text:span><text:span text:style-name="NormalTok"><text:s text:c="22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virtualbox__intnet: </text:span><text:span text:style-name="KeywordTok">&lt;</text:span><text:span text:style-name="NormalTok">val</text:span><text:span text:style-name="KeywordTok">&gt;]</text:span><text:span text:style-name="NormalTok"><text:s text:c="11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auto_config: </text:span><text:span text:style-name="KeywordTok">&lt;</text:span><text:span text:style-name="NormalTok">boolean</text:span><text:span text:style-name="KeywordTok">&gt;]</text:span><text:span text:style-name="NormalTok"><text:s text:c="14"/></text:span><text:span text:style-name="CommentTok"># =&gt;</text:span>
</text:p>
      <text:p text:style-name="Preformatted_20_Text">
</text:p>
      <text:p text:style-name="Preformatted_20_Text">
<text:span text:style-name="NormalTok"><text:s text:c="2"/>config</text:span><text:span text:style-name="AttributeTok">.vm.network</text:span><text:span text:style-name="NormalTok"><text:s text:c="1"/></text:span><text:span text:style-name="StringTok">"public_network"</text:span><text:span text:style-name="NormalTok"><text:s text:c="8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ip: </text:span><text:span text:style-name="KeywordTok">&lt;</text:span><text:span text:style-name="NormalTok">val</text:span><text:span text:style-name="KeywordTok">&gt;]</text:span><text:span text:style-name="NormalTok"><text:s text:c="27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bridge: </text:span><text:span text:style-name="KeywordTok">&lt;</text:span><text:span text:style-name="NormalTok">val</text:span><text:span text:style-name="KeywordTok">&gt;]</text:span><text:span text:style-name="NormalTok"><text:s text:c="23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auto_config: </text:span><text:span text:style-name="KeywordTok">&lt;</text:span><text:span text:style-name="NormalTok">boolean</text:span><text:span text:style-name="KeywordTok">&gt;]</text:span><text:span text:style-name="NormalTok"><text:s text:c="14"/></text:span><text:span text:style-name="CommentTok"># =&gt;</text:span>
</text:p>
      <text:p text:style-name="Preformatted_20_Text">
<text:span text:style-name="NormalTok"><text:s text:c="2"/></text:span>
</text:p>
      <text:p text:style-name="Preformatted_20_Text">
<text:span text:style-name="NormalTok"><text:s text:c="2"/>config</text:span><text:span text:style-name="AttributeTok">.vm.synced_folder</text:span><text:span text:style-name="NormalTok"><text:s text:c="1"/></text:span><text:span text:style-name="KeywordTok">&lt;</text:span><text:span text:style-name="NormalTok">val</text:span><text:span text:style-name="KeywordTok">&gt;</text:span><text:span text:style-name="NormalTok">, </text:span><text:span text:style-name="KeywordTok">&lt;</text:span><text:span text:style-name="NormalTok">val</text:span><text:span text:style-name="KeywordTok">&gt;</text:span><text:span text:style-name="NormalTok"><text:s text:c="6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disabled: </text:span><text:span text:style-name="KeywordTok">&lt;</text:span><text:span text:style-name="NormalTok">boolean</text:span><text:span text:style-name="KeywordTok">&gt;</text:span><text:span text:style-name="NormalTok"><text:s text:c="18"/></text:span><text:span text:style-name="CommentTok"># =&gt;</text:span>
</text:p>
      <text:p text:style-name="Preformatted_20_Text">
<text:span text:style-name="NormalTok"><text:s text:c="4"/></text:span>
</text:p>
      <text:p text:style-name="Preformatted_20_Text">
<text:span text:style-name="NormalTok"><text:s text:c="2"/>config</text:span><text:span text:style-name="AttributeTok">.vm.provision</text:span><text:span text:style-name="NormalTok"><text:s text:c="1"/></text:span><text:span text:style-name="KeywordTok">&lt;</text:span><text:span text:style-name="NormalTok">name</text:span><text:span text:style-name="KeywordTok">&gt;</text:span><text:span text:style-name="NormalTok">, <text:s text:c="14"/></text:span><text:span text:style-name="CommentTok"># =&gt;</text:span>
</text:p>
      <text:p text:style-name="Preformatted_20_Text">
<text:span text:style-name="NormalTok"><text:s text:c="4"/></text:span><text:span text:style-name="WarningTok">type: </text:span><text:span text:style-name="StringTok">"shell"</text:span><text:span text:style-name="NormalTok"><text:s text:c="27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inline: </text:span><text:span text:style-name="KeywordTok">&lt;</text:span><text:span text:style-name="NormalTok">val</text:span><text:span text:style-name="KeywordTok">&gt;]</text:span><text:span text:style-name="NormalTok"><text:s text:c="23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run: </text:span><text:span text:style-name="StringTok">"(once|always|never)"</text:span><text:span text:style-name="KeywordTok">]</text:span><text:span text:style-name="NormalTok"><text:s text:c="10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after: </text:span><text:span text:style-name="KeywordTok">&lt;</text:span><text:span text:style-name="NormalTok">val</text:span><text:span text:style-name="KeywordTok">&gt;]</text:span><text:span text:style-name="NormalTok"><text:s text:c="24"/></text:span><text:span text:style-name="CommentTok"># =&gt;</text:span>
</text:p>
      <text:p text:style-name="Preformatted_20_Text">
<text:span text:style-name="NormalTok"><text:s text:c="4"/></text:span><text:span text:style-name="KeywordTok">[</text:span><text:span text:style-name="NormalTok">, </text:span><text:span text:style-name="WarningTok">before: </text:span><text:span text:style-name="KeywordTok">&lt;</text:span><text:span text:style-name="NormalTok">val</text:span><text:span text:style-name="KeywordTok">&gt;]</text:span><text:span text:style-name="NormalTok"><text:s text:c="23"/></text:span><text:span text:style-name="CommentTok"># =&gt;</text:span>
</text:p>
      <text:p text:style-name="Preformatted_20_Text">
<text:span text:style-name="NormalTok"><text:s text:c="4"/></text:span>
</text:p>
      <text:p text:style-name="Preformatted_20_Text">
<text:span text:style-name="NormalTok"><text:s text:c="2"/>config</text:span><text:span text:style-name="AttributeTok">.vm.provision</text:span><text:span text:style-name="NormalTok"><text:s text:c="1"/></text:span><text:span text:style-name="KeywordTok">&lt;</text:span><text:span text:style-name="NormalTok">name</text:span><text:span text:style-name="KeywordTok">&gt;</text:span><text:span text:style-name="NormalTok">, <text:s text:c="14"/></text:span><text:span text:style-name="CommentTok"># =&gt;</text:span>
</text:p>
      <text:p text:style-name="Preformatted_20_Text">
<text:span text:style-name="NormalTok"><text:s text:c="4"/></text:span><text:span text:style-name="WarningTok">type: </text:span><text:span text:style-name="StringTok">"file"</text:span><text:span text:style-name="NormalTok"><text:s text:c="28"/></text:span><text:span text:style-name="CommentTok"># =&gt;</text:span>
</text:p>
      <text:p text:style-name="Preformatted_20_Text">
<text:span text:style-name="NormalTok"><text:s text:c="4"/></text:span><text:span text:style-name="WarningTok">source: </text:span><text:span text:style-name="KeywordTok">&lt;</text:span><text:span text:style-name="NormalTok">path</text:span><text:span text:style-name="KeywordTok">&gt;</text:span><text:span text:style-name="NormalTok"><text:s text:c="26"/></text:span><text:span text:style-name="CommentTok"># =&gt;</text:span>
</text:p>
      <text:p text:style-name="Preformatted_20_Text">
<text:span text:style-name="NormalTok"><text:s text:c="4"/></text:span><text:span text:style-name="WarningTok">dest: </text:span><text:span text:style-name="KeywordTok">&lt;</text:span><text:span text:style-name="NormalTok">path</text:span><text:span text:style-name="KeywordTok">&gt;</text:span><text:span text:style-name="NormalTok"><text:s text:c="28"/></text:span><text:span text:style-name="CommentTok"># =&gt;</text:span>
</text:p>
      <text:p text:style-name="Preformatted_20_Text">
<text:span text:style-name="NormalTok"><text:s text:c="4"/></text:span>
</text:p>
      <text:p text:style-name="Preformatted_20_Text">
<text:span text:style-name="NormalTok"><text:s text:c="2"/>config</text:span><text:span text:style-name="AttributeTok">.vm.provision</text:span><text:span text:style-name="NormalTok"><text:s text:c="1"/></text:span><text:span text:style-name="StringTok">"(docker|podman)"</text:span><text:span text:style-name="NormalTok"><text:s text:c="1"/></text:span><text:span text:style-name="ControlFlowTok">do</text:span><text:span text:style-name="NormalTok"><text:s text:c="1"/></text:span><text:span text:style-name="KeywordTok">|</text:span><text:span text:style-name="NormalTok">d</text:span><text:span text:style-name="KeywordTok">|</text:span><text:span text:style-name="NormalTok"><text:s text:c="2"/></text:span><text:span text:style-name="CommentTok"># =&gt;</text:span>
</text:p>
      <text:p text:style-name="Preformatted_20_Text">
<text:span text:style-name="NormalTok"><text:s text:c="4"/>d</text:span><text:span text:style-name="AttributeTok">.build_image</text:span><text:span text:style-name="NormalTok"><text:s text:c="1"/></text:span><text:span text:style-name="KeywordTok">&lt;</text:span><text:span text:style-name="NormalTok">path</text:span><text:span text:style-name="KeywordTok">&gt;</text:span><text:span text:style-name="NormalTok"><text:s text:c="24"/></text:span><text:span text:style-name="CommentTok"># =&gt;</text:span>
</text:p>
      <text:p text:style-name="Preformatted_20_Text">
<text:span text:style-name="NormalTok"><text:s text:c="4"/>d</text:span><text:span text:style-name="AttributeTok">.pull_image</text:span><text:span text:style-name="NormalTok"><text:s text:c="1"/></text:span><text:span text:style-name="KeywordTok">&lt;</text:span><text:span text:style-name="NormalTok">name</text:span><text:span text:style-name="KeywordTok">&gt;</text:span><text:span text:style-name="NormalTok"><text:s text:c="25"/></text:span><text:span text:style-name="CommentTok"># =&gt;</text:span>
</text:p>
      <text:p text:style-name="Preformatted_20_Text">
<text:span text:style-name="NormalTok"><text:s text:c="4"/>d</text:span><text:span text:style-name="AttributeTok">.run</text:span><text:span text:style-name="NormalTok"><text:s text:c="1"/></text:span><text:span text:style-name="KeywordTok">&lt;</text:span><text:span text:style-name="NormalTok">name</text:span><text:span text:style-name="KeywordTok">&gt;</text:span><text:span text:style-name="NormalTok"><text:s text:c="32"/></text:span><text:span text:style-name="CommentTok"># =&gt;</text:span>
</text:p>
      <text:p text:style-name="Preformatted_20_Text">
<text:span text:style-name="NormalTok"><text:s text:c="6"/></text:span><text:span text:style-name="KeywordTok">[</text:span><text:span text:style-name="NormalTok">, </text:span><text:span text:style-name="WarningTok">cmd: </text:span><text:span text:style-name="KeywordTok">&lt;</text:span><text:span text:style-name="NormalTok">val</text:span><text:span text:style-name="KeywordTok">&gt;]</text:span><text:span text:style-name="NormalTok"><text:s text:c="28"/></text:span><text:span text:style-name="CommentTok"># =&gt;</text:span>
</text:p>
      <text:p text:style-name="Preformatted_20_Text">
<text:span text:style-name="NormalTok"><text:s text:c="6"/></text:span><text:span text:style-name="KeywordTok">[</text:span><text:span text:style-name="NormalTok">, </text:span><text:span text:style-name="WarningTok">args: </text:span><text:span text:style-name="KeywordTok">&lt;</text:span><text:span text:style-name="NormalTok">val</text:span><text:span text:style-name="KeywordTok">&gt;]</text:span><text:span text:style-name="NormalTok"><text:s text:c="27"/></text:span><text:span text:style-name="CommentTok"># =&gt;</text:span>
</text:p>
      <text:p text:style-name="Preformatted_20_Text">
<text:span text:style-name="NormalTok"><text:s text:c="6"/></text:span><text:span text:style-name="KeywordTok">[</text:span><text:span text:style-name="NormalTok">, </text:span><text:span text:style-name="WarningTok">daemonize: </text:span><text:span text:style-name="KeywordTok">&lt;</text:span><text:span text:style-name="NormalTok">val</text:span><text:span text:style-name="KeywordTok">&gt;]</text:span><text:span text:style-name="NormalTok"><text:s text:c="22"/></text:span><text:span text:style-name="CommentTok"># =&gt;</text:span>
</text:p>
      <text:p text:style-name="Preformatted_20_Text">
<text:span text:style-name="NormalTok"><text:s text:c="6"/></text:span><text:span text:style-name="KeywordTok">[</text:span><text:span text:style-name="NormalTok">, </text:span><text:span text:style-name="WarningTok">restart: </text:span><text:span text:style-name="KeywordTok">&lt;</text:span><text:span text:style-name="NormalTok">val</text:span><text:span text:style-name="KeywordTok">&gt;]</text:span><text:span text:style-name="NormalTok"><text:s text:c="24"/></text:span><text:span text:style-name="CommentTok"># =&gt;</text:span>
</text:p>
      <text:p text:style-name="Preformatted_20_Text">
<text:span text:style-name="NormalTok"><text:s text:c="2"/></text:span><text:span text:style-name="ControlFlowTok">end</text:span>
</text:p>
      <text:p text:style-name="Preformatted_20_Text">
<text:span text:style-name="ControlFlowTok">end</text:span>
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2-19T12:54:03Z</meta:creation-date>
    <dc:date>2024-02-19T12:54:03Z</dc:date>
  </office:meta>
</office:document-meta>
</file>